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59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61) rotate (-2.15687788961459) translate (5.42064014322751cm 2.77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8) rotate (-2.15652882376419) translate (4.32288958045838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6.57279065192771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5) rotate (-1.55194677087336) translate (6.35236529608568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8) rotate (-2.1556561591382) translate (5.4686239852610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206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188cm" svg:height="1.68cm" draw:transform="skewX (0.000698131700797678) rotate (-0.386415896391545) translate (4.0554799557722cm 0.284409363874398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25398763473591cm 1.3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45171468622959cm 0.97936087428420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32745781206569cm 0.55862810846249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49916917510429cm 1.1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18:53.50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